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Does it ever come on your mind that life was too unfair, we often ask ourselves some questions like What am I doing wrong even though I’m trying my best? When did things go wrong? Why everything going against my judgment? We keep getting tormented by the reality even though it’s too much for us too handle, there’s nothing we can do about it, we just have to endure it until we got used too it because.</text:p>
      <text:p text:style-name="Normal">The burden keep getting piled it almost felt like I’m living in hell, as I grew I feel more shitty about myself that i wasn’t able to help my family to do something because I’m fucking useless as fuck. I really hate this fucking unfair world. No matter how hard I work the variables is still the same nothing changing because this world is constant and we just have to endure everything that happen is that how this world supposed.</text:p>
      <text:p text:style-name="Normal"/>
      <text:p text:style-name="Normal"> </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